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60pt" fo:font-style="normal" fo:font-weight="bold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60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Król Królów, Pan Panów,</text:span><text:span text:style-name="T1"><text:line-break/></text:span><text:span text:style-name="T1">chwała,</text:span><text:span text:style-name="T1"><text:line-break/></text:span><text:span text:style-name="T1">alleluja /x2</text:span><text:span text:style-name="T1"><text:line-break/></text:span><text:span text:style-name="T1"><text:line-break/></text:span><text:span text:style-name="T1"><text:line-break/></text:span><text:span text:style-name="T1">Jezus, Książę Pokoju,</text:span><text:span text:style-name="T1"><text:line-break/></text:span><text:span text:style-name="T1">chwała</text:span><text:span text:style-name="T1"><text:line-break/></text:span><text:span text:style-name="T1">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7:51:19</dc:date>
    <dc:language>pl-PL</dc:language>
    <meta:editing-cycles>6</meta:editing-cycles>
    <meta:editing-duration>PT50M3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